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ff7" officeooo:paragraph-rsid="0003aff7"/>
    </style:style>
    <style:style style:name="P2" style:family="paragraph" style:parent-style-name="Standard" style:list-style-name="L1">
      <style:text-properties officeooo:paragraph-rsid="0003aff7"/>
    </style:style>
    <style:style style:name="P3" style:family="paragraph" style:parent-style-name="Standard" style:list-style-name="L1">
      <style:text-properties officeooo:paragraph-rsid="0009ca93"/>
    </style:style>
    <style:style style:name="P4" style:family="paragraph" style:parent-style-name="Standard" style:list-style-name="L1">
      <style:text-properties officeooo:rsid="0003aff7" officeooo:paragraph-rsid="0003aff7"/>
    </style:style>
    <style:style style:name="P5" style:family="paragraph" style:parent-style-name="Standard" style:list-style-name="L1">
      <style:text-properties officeooo:rsid="0003aff7" officeooo:paragraph-rsid="0009ca93"/>
    </style:style>
    <style:style style:name="P6" style:family="paragraph" style:parent-style-name="Standard" style:list-style-name="L2">
      <style:text-properties officeooo:rsid="0003aff7" officeooo:paragraph-rsid="0003aff7"/>
    </style:style>
    <style:style style:name="P7" style:family="paragraph" style:parent-style-name="Standard" style:list-style-name="L2">
      <style:text-properties officeooo:rsid="0003aff7" officeooo:paragraph-rsid="0009ca93"/>
    </style:style>
    <style:style style:name="P8" style:family="paragraph" style:parent-style-name="Standard" style:list-style-name="L2">
      <style:text-properties officeooo:rsid="0003aff7" officeooo:paragraph-rsid="000a9455"/>
    </style:style>
    <style:style style:name="P9" style:family="paragraph" style:parent-style-name="Standard">
      <style:text-properties officeooo:rsid="0003aff7" officeooo:paragraph-rsid="0003aff7"/>
    </style:style>
    <style:style style:name="P10" style:family="paragraph" style:parent-style-name="Standard">
      <style:text-properties officeooo:rsid="0003aff7" officeooo:paragraph-rsid="0009ca93"/>
    </style:style>
    <style:style style:name="T1" style:family="text">
      <style:text-properties officeooo:rsid="0005a649"/>
    </style:style>
    <style:style style:name="T2" style:family="text">
      <style:text-properties officeooo:rsid="0003aff7"/>
    </style:style>
    <style:style style:name="T3" style:family="text">
      <style:text-properties officeooo:rsid="0009ca9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5a649"/>
    </style:style>
    <style:style style:name="T6" style:family="text">
      <style:text-properties style:text-line-through-style="none" style:text-line-through-type="none" officeooo:rsid="0005a649"/>
    </style:style>
    <style:style style:name="T7" style:family="text">
      <style:text-properties style:text-line-through-style="none" style:text-line-through-type="none" officeooo:rsid="0009ca93"/>
    </style:style>
    <style:style style:name="T8" style:family="text">
      <style:text-properties officeooo:rsid="000a94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ilometrie Hausarbeit:</text:p>
      <text:p text:style-name="P1"/>
      <text:p text:style-name="P1">1. Korpora: nur 19. Jahrhundert</text:p>
      <text:list xml:id="list182616260" text:style-name="L1">
        <text:list-item>
          <text:p text:style-name="P5">Prosa</text:p>
          <text:p text:style-name="P3"><text:span text:style-name="T2">- </text:span><text:a xlink:type="simple" xlink:href="https://github.com/computationalstylistics/68_german_novels" text:style-name="Internet_20_link" text:visited-style-name="Visited_20_Internet_20_Link"><text:span text:style-name="T2">https://github.com/computationalstylistics/68_german_novels</text:span></text:a><text:span text:style-name="T2"><text:line-break/>bzw:<text:line-break/></text:span><text:a xlink:type="simple" xlink:href="https://computationalstylistics.github.io/resources/" text:style-name="Internet_20_link" text:visited-style-name="Visited_20_Internet_20_Link">https://computationalstylistics.github.io/resources/</text:a><text:line-break/></text:p>
        </text:list-item>
        <text:list-item>
          <text:p text:style-name="P4">Gedichte</text:p>
          <text:p text:style-name="P2">...</text:p>
        </text:list-item>
      </text:list>
      <text:p text:style-name="Standard"/>
      <text:p text:style-name="P1">2. Ideen</text:p>
      <text:list xml:id="list242907592" text:style-name="L2">
        <text:list-item>
          <text:p text:style-name="P7">Forschungsfrage:<text:line-break/>- <text:s/><text:span text:style-name="T1">ist ein Unterschied in Verfahren festzustellen je nach Textart die man analysiert?/ Ist die Qualität der Performance eines Verfahrens von der analysierten Textsorte beeinflusst?<text:line-break/><text:line-break/>- </text:span>In wie weit lassen sich Gedichte und Romane <text:span text:style-name="T3">voneinander unterscheiden</text:span>? Anhand welcher Merkmale geschieht dies und können die klassischen Methoden auch für einen Gedicht-Korpus hergenommen werden? <text:line-break/><text:line-break/>- Und ist neben einer Gattungszuordnung auch eine Zuordnung der Autorschaft möglich?<text:line-break/><text:line-break/></text:p>
        </text:list-item>
        <text:list-item>
          <text:p text:style-name="P8">Experimentaufbau<text:line-break/>- <text:span text:style-name="T8">Datengrundlage:<text:line-break/><text:tab/>- </text:span>Zwei Korpora</text:p>
          <text:p text:style-name="P8"><text:tab/>- Ähnliche Textanzahl/Größe</text:p>
          <text:p text:style-name="P8"><text:tab/>- Gleiche Stopwords</text:p>
          <text:p text:style-name="P8"><text:tab/>- Möglichst unverändert und nicht angeglichen, damit Unterschiede bestehen bleiben <text:tab/><text:tab/>(nur fürs Zeta die Texte in gleich große Häppchen teilen)</text:p>
          <text:p text:style-name="P8"><text:tab/>- Diverse Methoden ausprobieren (Methode dient als veränderte Variable)<text:line-break/><text:line-break/>- Gattungsmerkmale allgemein recherchieren (ohne die Textlänge zu berücksichtigen)<text:line-break/></text:p>
          <text:p text:style-name="P7">- <text:s/><text:span text:style-name="T3">A</text:span>nhand dieser Merkmale mit dem Zeta und der binären Klassifikation herausfinden, ob Gattungen klar unterschieden werden und ob die Merkmale tatsächlich signifikante Unterschiede aufweise<text:span text:style-name="T3">n<text:line-break/><text:line-break/>- Stilometrische Verfahren (evtl untergliedern in:)</text:span><text:line-break/><text:tab/>- „klassische“ Verfahren, Baseline: Delta <text:span text:style-name="T4">und Chi-Quadrat</text:span><text:line-break/><text:line-break/><text:tab/>- <text:span text:style-name="T3">verschiedene andere, auch </text:span>untypisch<text:span text:style-name="T3">e Verfahren aus Stylo</text:span>: <text:span text:style-name="T1">Neuronales Netz/ Word <text:tab/>embedding/ SVM/ POS/ KNN/ SVM/ Naive Bayes/ NSC<text:line-break/><text:tab/>→ funktioniert z.B. ein Clustering?<text:line-break/><text:tab/>→ liefern diverse Methoden ähnliche Ergebnisse?</text:span></text:p>
        </text:list-item>
      </text:list>
      <text:p text:style-name="P1"/>
      <text:p text:style-name="P1"/>
      <text:list xml:id="list121718995013404" text:continue-numbering="true" text:style-name="L2">
        <text:list-item>
          <text:p text:style-name="P7">Variablen: D<text:span text:style-name="T4">istanzmaß, Klassifikationsverfahren, Textrepräsentation, Textsorte<text:line-break/>- </text:span><text:span text:style-name="T5">tatsächliche Textlängen vs. balanciert zwischen zwei Korpora<text:line-break/>- mit vs. ohne Stopwörter (aber evtl eher mit weil für Stilometrie ausschlaggebend)<text:line-break/>- Textrepräsentation: Bag of Words vs. Word Embeddings<text:line-break/>- nach Autorschaft vs. nach Genre<text:line-break/></text:span><text:soft-page-break/><text:span text:style-name="T6">- </text:span><text:span text:style-name="T7">verschiedene Methoden<text:line-break/>- evtl. Texte vs. Segmente</text:span><text:line-break/><text:line-break/></text:p>
        </text:list-item>
        <text:list-item>
          <text:p text:style-name="P6">Experimente durchführen<text:line-break/></text:p>
        </text:list-item>
        <text:list-item>
          <text:p text:style-name="P6">auswerten<text:line-break/>- Confusionmatrix für Genauigkeit der Verfahren</text:p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47:57.477171516</meta:creation-date>
    <dc:date>2020-06-10T12:17:17.068581189</dc:date>
    <meta:editing-duration>PT18M15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18" meta:word-count="270" meta:character-count="2065" meta:non-whitespace-character-count="1798"/>
  </office:meta>
</office:document-meta>
</file>